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14dc" officeooo:paragraph-rsid="000e14dc"/>
    </style:style>
    <style:style style:name="P2" style:family="paragraph" style:parent-style-name="Heading_20_2" style:list-style-name="L1"/>
    <style:style style:name="P3" style:family="paragraph" style:parent-style-name="Text_20_body" style:list-style-name="L1"/>
    <style:style style:name="P4" style:family="paragraph" style:parent-style-name="Text_20_body">
      <style:paragraph-properties fo:text-align="center" style:justify-single-word="false"/>
    </style:style>
    <style:style style:name="P5" style:family="paragraph" style:parent-style-name="Text_20_body" style:list-style-name="L1">
      <style:paragraph-properties fo:text-align="center" style:justify-single-word="false"/>
    </style:style>
    <style:style style:name="P6" style:family="paragraph" style:parent-style-name="Text_20_body">
      <style:paragraph-properties fo:margin-top="0in" fo:margin-bottom="0in" loext:contextual-spacing="false"/>
    </style:style>
    <style:style style:name="P7" style:family="paragraph" style:parent-style-name="Text_20_body" style:list-style-name="L1">
      <style:paragraph-properties fo:margin-top="0in" fo:margin-bottom="0in" loext:contextual-spacing="false"/>
    </style:style>
    <style:style style:name="T1" style:family="text">
      <style:text-properties officeooo:rsid="0011a451"/>
    </style:style>
    <style:style style:name="T2" style:family="text">
      <style:text-properties fo:color="#000080" style:font-name="Liberation Serif" fo:font-size="18pt" fo:language="zxx" fo:country="none" style:text-underline-style="solid" style:text-underline-width="auto" style:text-underline-color="font-color" fo:font-weight="bold" officeooo:rsid="0011a451" style:font-name-asian="Noto Serif CJK SC" style:font-size-asian="18pt" style:language-asian="zxx" style:country-asian="none" style:font-weight-asian="bold" style:font-name-complex="Lohit Devanagari" style:font-size-complex="18pt" style:language-complex="zxx" style:country-complex="none" style:font-weight-complex="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hreadDataList">
        <text:section text:style-name="Sect1" text:name="threadListItemContents_16538250">
          <text:list xml:id="list274179667" text:style-name="L1">
            <text:list-item>
              <text:list>
                <text:list-header>
                  <text:h text:style-name="P2" text:outline-level="2"><text:span text:style-name="T2">3</text:span><text:a xlink:type="simple" xlink:href="javascript:void(0)" text:style-name="Internet_20_link" text:visited-style-name="Visited_20_Internet_20_Link">-1 Discussion: Risk Governance Practices</text:a> </text:h>
                </text:list-header>
              </text:list>
            </text:list-item>
          </text:list>
          <text:p text:style-name="P6">Michael Surdek posted Oct 27, 2021 5:46 PM</text:p>
          <text:section text:style-name="Sect1" text:name="d2l_27_7_648">
            <text:p text:style-name="P6"><text:bookmark text:name="d2l_27_6_69"/></text:p>
          </text:section>
          <text:section text:style-name="Sect1" text:name="d2l_27_8_460">
            <text:p text:style-name="Text_20_body">In the Witches of Adams Hall scenario, Om-Orange suffered reputational and subsequent monetary damages due to their lack of an operational risk framework and governance practices. Effective risk governance ensures that risks are "identified, assessed, and monitored on an ongoing firm-wide and individual entity basis." (Girling) In general, operational risk governance contains three lines of defense: business lines themselves, a corporate operational risk function, and internal auditing.</text:p>
            <text:p text:style-name="Text_20_body">Om-Orange seemingly understood the importance of operational risk as they brought on John Robinson as a risk manager, but his abilities were hindered due to misalignment between this function and the organization's reporting structures and culture. As the risk manager and later the Chief Risk Officer, John should have been granted ownership of the second line of defense, the corporate operational risk function. This governance practice is the best for establishing independence, importance, and relevance of the function. For example, this structure provides the CRO with "the ability to influence decisions that affect the [organization's] exposure to risk," (Girling) which would have allowed John to adjust their manufacturing strategy without being overruled by CEO Danny Mercant.</text:p>
            <text:p text:style-name="Text_20_body">Along similar lines as who should own the operational risk function, the question arises of what should the operational risk function own. If John were granted ownership of the second line of defense, he may have been able to prevent or minimize the damages of the hacking incident by owning operational risk elements such as business continuity planning and information security. BCP is often focused on disaster recovery plans for technology but also covers other events that might disrupt the business. Thorough BCP may have revealed the potential reputational damages that could be brought to light if the public discovered Om-Orange's cheap labor and inadequate working conditions. This, along with effective information security, which regards the confidentiality, availability, and integrity of the firm's data, may have motivated the firm to upgrade their email server security or at least to prepare for a hacking incident like the one that took place.</text:p>
            <text:p text:style-name="P4">References:</text:p>
            <text:p text:style-name="Text_20_body">Girling, P. X. (2013). <text:span text:style-name="Emphasis">Operational Risk Management: A Complete Guide to a Successful Operational Risk Framework</text:span>. Wiley Professional Development (P&amp;T). Retrieved from https://mbsdirect.vitalsource.com/books/9781118983430</text:p>
          </text:section>
          <text:p text:style-name="Text_20_body"/>
        </text:section>
      </text:section>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10:31:37.150545827</meta:creation-date>
    <dc:date>2021-10-27T17:47:26.310179411</dc:date>
    <meta:editing-duration>PT1H28M59S</meta:editing-duration>
    <meta:editing-cycles>2</meta:editing-cycles>
    <meta:generator>LibreOffice/6.4.7.2$Linux_X86_64 LibreOffice_project/40$Build-2</meta:generator>
    <meta:document-statistic meta:table-count="0" meta:image-count="0" meta:object-count="0" meta:page-count="1" meta:paragraph-count="7" meta:word-count="371" meta:character-count="2555" meta:non-whitespace-character-count="2191"/>
  </office:meta>
</office:document-meta>
</file>